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tistic.getAveragePer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tatistic.addTime( long 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imeStatistic.getM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tistic.getAveragePerSecondExcludingMin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tatistic.getAverageTimeExcludingMin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tistic.TimeStatistic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imeStatistic.addTi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imeStatistic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getMax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TimeStatistic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TimeStatistic( TimeStatistic parent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Statistic.getAverage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Statistic.setParent( TimeStatistic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getTot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tistic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